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0824000007B637D3A57A4B7ADE41.wmf" manifest:media-type="image/x-wmf"/>
  <manifest:file-entry manifest:full-path="Pictures/200000090000032D000006C0323A2FF62DFCED7F.wmf" manifest:media-type="image/x-wmf"/>
  <manifest:file-entry manifest:full-path="Pictures/200000090000044700000793F7CB12A6E05A0BA8.wmf" manifest:media-type="image/x-wmf"/>
  <manifest:file-entry manifest:full-path="Pictures/2000000900000796000005C9260BC213C4C51D09.wmf" manifest:media-type="image/x-wmf"/>
  <manifest:file-entry manifest:full-path="Pictures/20000009000007090000065613EBCCC9027F9727.wmf" manifest:media-type="image/x-wmf"/>
  <manifest:file-entry manifest:full-path="Pictures/2000000900000824000006C0A72D9A9C3CC0606A.wmf" manifest:media-type="image/x-wmf"/>
  <manifest:file-entry manifest:full-path="Pictures/20000009000004470000074D95C8C1777105A6EA.wmf" manifest:media-type="image/x-wmf"/>
  <manifest:file-entry manifest:full-path="Pictures/200000090000056200000706469D91C72327B7D2.wmf" manifest:media-type="image/x-wmf"/>
  <manifest:file-entry manifest:full-path="Pictures/20000009000009CB000006C02DC57CC572EAB93A.wmf" manifest:media-type="image/x-wmf"/>
  <manifest:file-entry manifest:full-path="Pictures/20000009000004470000074DE8D4C561DD196C48.wmf" manifest:media-type="image/x-wmf"/>
  <manifest:file-entry manifest:full-path="Pictures/20000009000007960000074D31E5C495BE8571CF.wmf" manifest:media-type="image/x-wmf"/>
  <manifest:file-entry manifest:full-path="Pictures/20000009000004D400000A0D8D1A7E14CDA62A6C.wmf" manifest:media-type="image/x-wmf"/>
  <manifest:file-entry manifest:full-path="Pictures/200000090000032D00000770AA05A1A4D00CE207.wmf" manifest:media-type="image/x-wmf"/>
  <manifest:file-entry manifest:full-path="Pictures/20000009000007960000074DB1D723D592B625F1.wmf" manifest:media-type="image/x-wmf"/>
  <manifest:file-entry manifest:full-path="Pictures/2000000900000824000008F38452CBBF7A0EC64F.wmf" manifest:media-type="image/x-wmf"/>
  <manifest:file-entry manifest:full-path="Pictures/200000090000070900000729E3F53845DA68BBA4.wmf" manifest:media-type="image/x-wmf"/>
  <manifest:file-entry manifest:full-path="Pictures/200000090000056200000843796775D56031F877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, serif"/>
    <style:font-face style:name="Cambria1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au1" style:family="table">
      <style:table-properties style:width="16.383cm" fo:margin-left="-0.191cm" fo:margin-top="0cm" fo:margin-bottom="0cm" table:align="left" style:writing-mode="lr-tb"/>
    </style:style>
    <style:style style:name="Tableau1.A" style:family="table-column">
      <style:table-column-properties style:column-width="3.59cm"/>
    </style:style>
    <style:style style:name="Tableau1.B" style:family="table-column">
      <style:table-column-properties style:column-width="3.63cm"/>
    </style:style>
    <style:style style:name="Tableau1.D" style:family="table-column">
      <style:table-column-properties style:column-width="2.783cm"/>
    </style:style>
    <style:style style:name="Tableau1.E" style:family="table-column">
      <style:table-column-properties style:column-width="2.7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Tableau1.A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size-asian="10pt" style:font-name-complex="Times New Roman3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size-asian="10pt" style:language-asian="fr" style:country-asian="FR" style:font-name-complex="Times New Roman3" style:font-size-complex="10pt"/>
    </style:style>
    <style:style style:name="P5" style:family="paragraph" style:parent-style-name="Text_20_body">
      <style:paragraph-properties fo:line-height="115%"/>
      <style:text-properties style:font-name="Times New Roman1" fo:font-size="10pt" style:font-size-asian="10pt" style:font-name-complex="Times New Roman3" style:font-size-complex="10pt"/>
    </style:style>
    <style:style style:name="P6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0pt" officeooo:paragraph-rsid="001a4eda" style:font-size-asian="10pt" style:language-asian="fr" style:country-asian="FR" style:font-name-complex="Times New Roman3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Times New Roman2" fo:font-size="10pt" style:font-size-asian="10pt" style:font-name-complex="Times New Roman3" style:font-size-complex="10pt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style:font-name="Times New Roman2" fo:font-size="10pt" officeooo:paragraph-rsid="001a4eda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Times New Roman2" fo:font-size="10pt" officeooo:paragraph-rsid="001a4eda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fo:font-weight="bold" style:font-size-asian="10pt" style:font-weight-asian="bold" style:font-name-complex="Times New Roman3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size-asian="10pt" style:font-name-complex="Times New Roman3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size-asian="10pt" style:language-asian="fr" style:country-asian="FR" style:font-name-complex="Times New Roman3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0pt" fo:background-color="#ffffff" style:font-size-asian="10pt" style:font-name-complex="Times New Roman3" style:font-size-complex="10pt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/>
      <style:text-properties fo:color="#000000" style:font-name="Times New Roman1" fo:font-size="10pt" fo:background-color="#ffffff" style:font-size-asian="10pt" style:font-name-complex="Times New Roman3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ambria1"/>
    </style:style>
    <style:style style:name="P16" style:family="paragraph" style:parent-style-name="Heading_20_1" style:master-page-name="Standard">
      <style:paragraph-properties style:page-number="auto"/>
      <style:text-properties style:font-name="Times New Roman1" fo:font-size="10pt" style:font-size-asian="10pt" style:font-name-complex="Times New Roman3" style:font-size-complex="10pt"/>
    </style:style>
    <style:style style:name="P17" style:family="paragraph" style:parent-style-name="Normal">
      <style:text-properties style:font-name="Times New Roman1" fo:font-size="10pt" style:font-size-asian="10pt" style:font-name-complex="Times New Roman1" style:font-size-complex="10pt"/>
    </style:style>
    <style:style style:name="P18" style:family="paragraph" style:parent-style-name="_3c_p_3e_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background-color="#ffff00"/>
    </style:style>
    <style:style style:name="P19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1" fo:font-size="10pt" style:font-size-asian="10pt" style:language-asian="fr" style:country-asian="FR" style:font-name-complex="Times New Roman3" style:font-size-complex="10pt"/>
    </style:style>
    <style:style style:name="T2" style:family="text">
      <style:text-properties style:font-name="Times New Roman1" fo:font-size="10pt" style:font-size-asian="10pt" style:language-asian="fr" style:country-asian="FR" style:font-name-complex="Times New Roman1" style:font-size-complex="10pt"/>
    </style:style>
    <style:style style:name="T3" style:family="text">
      <style:text-properties fo:color="#000000" style:font-name="Times New Roman1" fo:font-size="10pt" fo:background-color="#ffffff" loext:char-shading-value="0" style:font-size-asian="10pt" style:font-name-complex="Times New Roman3" style:font-size-complex="10pt"/>
    </style:style>
    <style:style style:name="T4" style:family="text">
      <style:text-properties officeooo:rsid="001a4eda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0" draw:style-name="gr1" draw:text-style-name="P20" svg:width="0.539cm" svg:height="0.971cm" svg:x="0cm" svg:y="0cm">
        <draw:image xlink:href="Pictures/200000090000044700000793F7CB12A6E05A0BA8.wmf" xlink:type="simple" xlink:show="embed" xlink:actuate="onLoad">
          <text:p/>
        </draw:image>
      </draw:frame>
      <draw:frame text:anchor-type="page" text:anchor-page-number="1" draw:z-index="2" draw:name="Picture 60" draw:style-name="gr1" draw:text-style-name="P20" svg:width="0.414cm" svg:height="0.863cm" svg:x="0cm" svg:y="0cm">
        <draw:image xlink:href="Pictures/200000090000032D000006C0323A2FF62DFCED7F.wmf" xlink:type="simple" xlink:show="embed" xlink:actuate="onLoad">
          <text:p/>
        </draw:image>
      </draw:frame>
      <draw:frame text:anchor-type="page" text:anchor-page-number="1" draw:z-index="4" draw:name="Picture 65" draw:style-name="gr1" draw:text-style-name="P20" svg:width="0.971cm" svg:height="0.738cm" svg:x="0cm" svg:y="0cm">
        <draw:image xlink:href="Pictures/2000000900000796000005C9260BC213C4C51D09.wmf" xlink:type="simple" xlink:show="embed" xlink:actuate="onLoad">
          <text:p/>
        </draw:image>
      </draw:frame>
      <draw:frame text:anchor-type="page" text:anchor-page-number="1" draw:z-index="6" draw:name="Picture 52" draw:style-name="gr1" draw:text-style-name="P20" svg:width="0.9cm" svg:height="0.81cm" svg:x="0cm" svg:y="0cm">
        <draw:image xlink:href="Pictures/20000009000007090000065613EBCCC9027F9727.wmf" xlink:type="simple" xlink:show="embed" xlink:actuate="onLoad">
          <text:p/>
        </draw:image>
      </draw:frame>
      <draw:frame text:anchor-type="page" text:anchor-page-number="1" draw:z-index="8" draw:name="Picture 64" draw:style-name="gr1" draw:text-style-name="P20" svg:width="1.043cm" svg:height="0.863cm" svg:x="0cm" svg:y="0cm">
        <draw:image xlink:href="Pictures/2000000900000824000006C0A72D9A9C3CC0606A.wmf" xlink:type="simple" xlink:show="embed" xlink:actuate="onLoad">
          <text:p/>
        </draw:image>
      </draw:frame>
      <draw:frame text:anchor-type="page" text:anchor-page-number="1" draw:z-index="10" draw:name="Picture 67" draw:style-name="gr1" draw:text-style-name="P20" svg:width="0.539cm" svg:height="0.936cm" svg:x="0cm" svg:y="0cm">
        <draw:image xlink:href="Pictures/20000009000004470000074D95C8C1777105A6EA.wmf" xlink:type="simple" xlink:show="embed" xlink:actuate="onLoad">
          <text:p/>
        </draw:image>
      </draw:frame>
      <draw:frame text:anchor-type="page" text:anchor-page-number="1" draw:z-index="11" draw:name="Picture 66" draw:style-name="gr1" draw:text-style-name="P20" svg:width="0.683cm" svg:height="0.9cm" svg:x="0cm" svg:y="0cm">
        <draw:image xlink:href="Pictures/200000090000056200000706469D91C72327B7D2.wmf" xlink:type="simple" xlink:show="embed" xlink:actuate="onLoad">
          <text:p/>
        </draw:image>
      </draw:frame>
      <draw:frame text:anchor-type="page" text:anchor-page-number="1" draw:z-index="13" draw:name="Picture 55" draw:style-name="gr1" draw:text-style-name="P20" svg:width="1.26cm" svg:height="0.863cm" svg:x="0cm" svg:y="0cm">
        <draw:image xlink:href="Pictures/20000009000009CB000006C02DC57CC572EAB93A.wmf" xlink:type="simple" xlink:show="embed" xlink:actuate="onLoad">
          <text:p/>
        </draw:image>
      </draw:frame>
      <draw:frame text:anchor-type="page" text:anchor-page-number="1" draw:z-index="15" draw:name="Picture 51" draw:style-name="gr1" draw:text-style-name="P20" svg:width="1.04cm" svg:height="0.987cm" svg:x="0cm" svg:y="0cm">
        <draw:image xlink:href="Pictures/2000000900000824000007B637D3A57A4B7ADE41.wmf" xlink:type="simple" xlink:show="embed" xlink:actuate="onLoad">
          <text:p/>
        </draw:image>
      </draw:frame>
      <draw:frame text:anchor-type="page" text:anchor-page-number="1" draw:z-index="17" draw:name="Picture 54" draw:style-name="gr1" draw:text-style-name="P20" svg:width="0.539cm" svg:height="0.936cm" svg:x="0cm" svg:y="0cm">
        <draw:image xlink:href="Pictures/20000009000004470000074DE8D4C561DD196C48.wmf" xlink:type="simple" xlink:show="embed" xlink:actuate="onLoad">
          <text:p/>
        </draw:image>
      </draw:frame>
      <draw:frame text:anchor-type="page" text:anchor-page-number="1" draw:z-index="19" draw:name="Picture 63" draw:style-name="gr1" draw:text-style-name="P20" svg:width="0.971cm" svg:height="0.936cm" svg:x="0cm" svg:y="0cm">
        <draw:image xlink:href="Pictures/20000009000007960000074D31E5C495BE8571CF.wmf" xlink:type="simple" xlink:show="embed" xlink:actuate="onLoad">
          <text:p/>
        </draw:image>
      </draw:frame>
      <draw:frame text:anchor-type="page" text:anchor-page-number="1" draw:z-index="21" draw:name="Picture 56" draw:style-name="gr1" draw:text-style-name="P20" svg:width="0.414cm" svg:height="0.953cm" svg:x="0cm" svg:y="0cm">
        <draw:image xlink:href="Pictures/200000090000032D00000770AA05A1A4D00CE207.wmf" xlink:type="simple" xlink:show="embed" xlink:actuate="onLoad">
          <text:p/>
        </draw:image>
      </draw:frame>
      <draw:frame text:anchor-type="page" text:anchor-page-number="1" draw:z-index="23" draw:name="Picture 48" draw:style-name="gr1" draw:text-style-name="P20" svg:width="0.611cm" svg:height="1.278cm" svg:x="0cm" svg:y="0cm">
        <draw:image xlink:href="Pictures/20000009000004D400000A0D8D1A7E14CDA62A6C.wmf" xlink:type="simple" xlink:show="embed" xlink:actuate="onLoad">
          <text:p/>
        </draw:image>
      </draw:frame>
      <draw:frame text:anchor-type="page" text:anchor-page-number="1" draw:z-index="25" draw:name="Picture 62" draw:style-name="gr1" draw:text-style-name="P20" svg:width="0.971cm" svg:height="0.936cm" svg:x="0cm" svg:y="0cm">
        <draw:image xlink:href="Pictures/20000009000007960000074DB1D723D592B625F1.wmf" xlink:type="simple" xlink:show="embed" xlink:actuate="onLoad">
          <text:p/>
        </draw:image>
      </draw:frame>
      <draw:frame text:anchor-type="page" text:anchor-page-number="1" draw:z-index="27" draw:name="Picture 49" draw:style-name="gr1" draw:text-style-name="P20" svg:width="1.043cm" svg:height="1.153cm" svg:x="0cm" svg:y="0cm">
        <draw:image xlink:href="Pictures/2000000900000824000008F38452CBBF7A0EC64F.wmf" xlink:type="simple" xlink:show="embed" xlink:actuate="onLoad">
          <text:p/>
        </draw:image>
      </draw:frame>
      <draw:frame text:anchor-type="page" text:anchor-page-number="1" draw:z-index="29" draw:name="Picture 61" draw:style-name="gr1" draw:text-style-name="P20" svg:width="0.9cm" svg:height="0.918cm" svg:x="0cm" svg:y="0cm">
        <draw:image xlink:href="Pictures/200000090000070900000729E3F53845DA68BBA4.wmf" xlink:type="simple" xlink:show="embed" xlink:actuate="onLoad">
          <text:p/>
        </draw:image>
      </draw:frame>
      <draw:frame text:anchor-type="page" text:anchor-page-number="1" draw:z-index="31" draw:name="Picture 57" draw:style-name="gr1" draw:text-style-name="P20" svg:width="0.683cm" svg:height="1.063cm" svg:x="0cm" svg:y="0cm">
        <draw:image xlink:href="Pictures/200000090000056200000843796775D56031F877.wmf" xlink:type="simple" xlink:show="embed" xlink:actuate="onLoad">
          <text:p/>
        </draw:image>
      </draw:frame>
      <text:list xml:id="list6693219389141109774" text:style-name="Outline">
        <text:list-item>
          <text:h text:style-name="P16" text:outline-level="1">faceties_005 = III-F-019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0">Caractère</text:p>
          </table:table-cell>
          <table:table-cell table:style-name="Tableau1.A1" office:value-type="string">
            <text:p text:style-name="P10">Encodage provisoire</text:p>
          </table:table-cell>
          <table:table-cell table:style-name="Tableau1.A1" office:value-type="string">
            <text:p text:style-name="P10">Rendu <text:span text:style-name="T4">ODT</text:span></text:p>
          </table:table-cell>
          <table:table-cell table:style-name="Tableau1.A1" office:value-type="string">
            <text:p text:style-name="P10">Code</text:p>
          </table:table-cell>
          <table:table-cell table:style-name="Tableau1.A1" office:value-type="string">
            <text:p text:style-name="P10">Description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" text:anchor-type="as-char" svg:width="0.54cm" svg:height="0.97cm" draw:z-index="1"><draw:image xlink:href="Pictures/200000090000044700000793F7CB12A6E05A0BA8.wmf" xlink:type="simple" xlink:show="embed" xlink:actuate="onLoad"/></draw:frame><text:span text:style-name="T1"> </text:span><draw:frame draw:style-name="fr1" draw:name="images2" text:anchor-type="as-char" svg:width="0.415cm" svg:height="0.864cm" draw:z-index="3"><draw:image xlink:href="Pictures/200000090000032D000006C0323A2FF62DFCED7F.wmf" xlink:type="simple" xlink:show="embed" xlink:actuate="onLoad"/></draw:frame></text:p>
          </table:table-cell>
          <table:table-cell table:style-name="Tableau1.A1" office:value-type="string">
            <text:p text:style-name="P3">(a1)</text:p>
          </table:table-cell>
          <table:table-cell table:style-name="Tableau1.A1" office:value-type="string">
            <text:p text:style-name="P13">ã</text:p>
          </table:table-cell>
          <table:table-cell table:style-name="Tableau1.A1" office:value-type="string">
            <text:p text:style-name="P3">00E3 <text:line-break/>&amp;#227;</text:p>
          </table:table-cell>
          <table:table-cell table:style-name="Tableau1.A1" office:value-type="string">
            <text:p text:style-name="P3">latin small letter A with tilde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3" text:anchor-type="as-char" svg:width="0.97cm" svg:height="0.739cm" draw:z-index="5"><draw:image xlink:href="Pictures/2000000900000796000005C9260BC213C4C51D09.wmf" xlink:type="simple" xlink:show="embed" xlink:actuate="onLoad"/></draw:frame></text:p>
          </table:table-cell>
          <table:table-cell table:style-name="Tableau1.A1" office:value-type="string">
            <text:p text:style-name="P3">B</text:p>
          </table:table-cell>
          <table:table-cell table:style-name="Tableau1.A1" office:value-type="string">
            <text:p text:style-name="P3">B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B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4" text:anchor-type="as-char" svg:width="0.901cm" svg:height="0.811cm" draw:z-index="7"><draw:image xlink:href="Pictures/20000009000007090000065613EBCCC9027F9727.wmf" xlink:type="simple" xlink:show="embed" xlink:actuate="onLoad"/></draw:frame>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C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5" text:anchor-type="as-char" svg:width="1.044cm" svg:height="0.864cm" draw:z-index="9"><draw:image xlink:href="Pictures/2000000900000824000006C0A72D9A9C3CC0606A.wmf" xlink:type="simple" xlink:show="embed" xlink:actuate="onLoad"/></draw:frame>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D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6" text:anchor-type="as-char" svg:width="0.54cm" svg:height="0.937cm" draw:z-index="33"><draw:image xlink:href="Pictures/20000009000004470000074D95C8C1777105A6EA.wmf" xlink:type="simple" xlink:show="embed" xlink:actuate="onLoad"/></draw:frame></text:p>
          </table:table-cell>
          <table:table-cell table:style-name="Tableau1.A1" office:value-type="string">
            <text:p text:style-name="P3">(e1)</text:p>
          </table:table-cell>
          <table:table-cell table:style-name="Tableau1.A1" office:value-type="string">
            <text:p text:style-name="P13">ẽ</text:p>
          </table:table-cell>
          <table:table-cell table:style-name="Tableau1.A1" office:value-type="string">
            <text:p text:style-name="P4">1EBD <text:line-break/>&amp;#7869;</text:p>
          </table:table-cell>
          <table:table-cell table:style-name="Tableau1.A1" office:value-type="string">
            <text:p text:style-name="P3">latin small letter E with tilde</text:p>
          </table:table-cell>
        </table:table-row>
        <table:table-row table:style-name="Tableau1.1">
          <table:table-cell table:style-name="Tableau1.A7" office:value-type="string">
            <text:p text:style-name="P1"/>
          </table:table-cell>
          <table:table-cell table:style-name="Tableau1.A7" office:value-type="string">
            <text:p text:style-name="P18">(u1)</text:p>
          </table:table-cell>
          <table:table-cell table:style-name="Tableau1.A7" office:value-type="string">
            <text:p text:style-name="P15">ũ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7" text:anchor-type="as-char" svg:width="0.684cm" svg:height="0.901cm" draw:z-index="12"><draw:image xlink:href="Pictures/200000090000056200000706469D91C72327B7D2.wmf" xlink:type="simple" xlink:show="embed" xlink:actuate="onLoad"/></draw:frame></text:p>
          </table:table-cell>
          <table:table-cell table:style-name="Tableau1.A1" office:value-type="string">
            <text:p text:style-name="P3">(et)</text:p>
          </table:table-cell>
          <table:table-cell table:style-name="Tableau1.A1" office:value-type="string">
            <text:p text:style-name="P3"><text:span text:style-name="T4">(</text:span>et<text:span text:style-name="T4">)</text:span></text:p>
          </table:table-cell>
          <table:table-cell table:style-name="Tableau1.A1" office:value-type="string">
            <text:p text:style-name="P4">A75B <text:line-break/>&amp;#42843;</text:p>
          </table:table-cell>
          <table:table-cell table:style-name="Tableau1.A1" office:value-type="string">
            <text:p text:style-name="P3">latin small letter r rotunda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8" text:anchor-type="as-char" svg:width="1.261cm" svg:height="0.864cm" draw:z-index="14"><draw:image xlink:href="Pictures/20000009000009CB000006C02DC57CC572EAB93A.wmf" xlink:type="simple" xlink:show="embed" xlink:actuate="onLoad"/></draw:frame>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M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9" text:anchor-type="as-char" svg:width="1.041cm" svg:height="0.988cm" draw:z-index="16"><draw:image xlink:href="Pictures/2000000900000824000007B637D3A57A4B7ADE41.wmf" xlink:type="simple" xlink:show="embed" xlink:actuate="onLoad"/></draw:frame></text:p>
          </table:table-cell>
          <table:table-cell table:style-name="Tableau1.A1" office:value-type="string">
            <text:p text:style-name="P3">N</text:p>
          </table:table-cell>
          <table:table-cell table:style-name="Tableau1.A1" office:value-type="string">
            <text:p text:style-name="P3">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N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0" text:anchor-type="as-char" svg:width="0.54cm" svg:height="0.937cm" draw:z-index="18"><draw:image xlink:href="Pictures/20000009000004470000074DE8D4C561DD196C48.wmf" xlink:type="simple" xlink:show="embed" xlink:actuate="onLoad"/></draw:frame></text:p>
          </table:table-cell>
          <table:table-cell table:style-name="Tableau1.A1" office:value-type="string">
            <text:p text:style-name="P3">(o1)</text:p>
          </table:table-cell>
          <table:table-cell table:style-name="Tableau1.A1" office:value-type="string">
            <text:p text:style-name="P14">õ</text:p>
          </table:table-cell>
          <table:table-cell table:style-name="Tableau1.A1" office:value-type="string">
            <text:p text:style-name="P4">00F5 <text:line-break/>&amp;#245;</text:p>
          </table:table-cell>
          <table:table-cell table:style-name="Tableau1.A1" office:value-type="string">
            <text:p text:style-name="P4">latin small letter O with tilde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1" text:anchor-type="as-char" svg:width="0.97cm" svg:height="0.937cm" draw:z-index="20"><draw:image xlink:href="Pictures/20000009000007960000074D31E5C495BE8571CF.wmf" xlink:type="simple" xlink:show="embed" xlink:actuate="onLoad"/></draw:frame></text:p>
          </table:table-cell>
          <table:table-cell table:style-name="Tableau1.A1" office:value-type="string">
            <text:p text:style-name="P3">Q</text:p>
          </table:table-cell>
          <table:table-cell table:style-name="Tableau1.A1" office:value-type="string">
            <text:p text:style-name="P3">Q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Q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2" text:anchor-type="as-char" svg:width="0.415cm" svg:height="0.954cm" draw:z-index="22"><draw:image xlink:href="Pictures/200000090000032D00000770AA05A1A4D00CE207.wmf" xlink:type="simple" xlink:show="embed" xlink:actuate="onLoad"/></draw:frame>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small letter long S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3" text:anchor-type="as-char" svg:width="0.612cm" svg:height="1.279cm" draw:z-index="24"><draw:image xlink:href="Pictures/20000009000004D400000A0D8D1A7E14CDA62A6C.wmf" xlink:type="simple" xlink:show="embed" xlink:actuate="onLoad"/></draw:frame></text:p>
          </table:table-cell>
          <table:table-cell table:style-name="Tableau1.A1" office:value-type="string">
            <text:p text:style-name="P3">st</text:p>
          </table:table-cell>
          <table:table-cell table:style-name="Tableau1.A1" office:value-type="string">
            <text:p text:style-name="P3">s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igature latin small letter long S + latin small letter T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4" text:anchor-type="as-char" svg:width="0.97cm" svg:height="0.937cm" draw:z-index="26"><draw:image xlink:href="Pictures/20000009000007960000074DB1D723D592B625F1.wmf" xlink:type="simple" xlink:show="embed" xlink:actuate="onLoad"/></draw:frame>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T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5" text:anchor-type="as-char" svg:width="1.044cm" svg:height="1.154cm" draw:z-index="28"><draw:image xlink:href="Pictures/2000000900000824000008F38452CBBF7A0EC64F.wmf" xlink:type="simple" xlink:show="embed" xlink:actuate="onLoad"/></draw:frame></text:p>
          </table:table-cell>
          <table:table-cell table:style-name="Tableau1.A1" office:value-type="string">
            <text:p text:style-name="P3">U</text:p>
          </table:table-cell>
          <table:table-cell table:style-name="Tableau1.A1" office:value-type="string">
            <text:p text:style-name="P3">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U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6" text:anchor-type="as-char" svg:width="0.901cm" svg:height="0.917cm" draw:z-index="30"><draw:image xlink:href="Pictures/200000090000070900000729E3F53845DA68BBA4.wmf" xlink:type="simple" xlink:show="embed" xlink:actuate="onLoad"/></draw:frame>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>V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capital letter V</text:p>
          </table:table-cell>
        </table:table-row>
        <table:table-row table:style-name="Tableau1.1">
          <table:table-cell table:style-name="Tableau1.A1" office:value-type="string">
            <text:p text:style-name="P1"><draw:frame draw:style-name="fr1" draw:name="images17" text:anchor-type="as-char" svg:width="0.684cm" svg:height="1.064cm" draw:z-index="32"><draw:image xlink:href="Pictures/200000090000056200000843796775D56031F877.wmf" xlink:type="simple" xlink:show="embed" xlink:actuate="onLoad"/></draw:frame></text:p>
          </table:table-cell>
          <table:table-cell table:style-name="Tableau1.A1" office:value-type="string">
            <text:p text:style-name="P3">z</text:p>
          </table:table-cell>
          <table:table-cell table:style-name="Tableau1.A1" office:value-type="string">
            <text:p text:style-name="P3">z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latin small letter Z</text:p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(p1)</text:p>
          </table:table-cell>
          <table:table-cell table:style-name="Tableau1.A1" office:value-type="string">
            <text:p text:style-name="P4">p̃</text:p>
          </table:table-cell>
          <table:table-cell table:style-name="Tableau1.A1" office:value-type="string">
            <text:p text:style-name="P2"><text:span text:style-name="T1">p </text:span><text:span text:style-name="T3">+ 0303 <text:line-break/>p + &amp;#771;</text:span></text:p>
          </table:table-cell>
          <table:table-cell table:style-name="Tableau1.A1" office:value-type="string">
            <text:p text:style-name="P1"><text:span text:style-name="T1">latin small letter P</text:span><text:bookmark text:name="_GoBack"/><text:span text:style-name="T1"> + combining </text:span><text:soft-page-break/><text:span text:style-name="T1">tilde</text:span></text:p>
          </table:table-cell>
        </table:table-row>
        <table:table-row table:style-name="Tableau1.1"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7">(con)</text:p>
            <text:p text:style-name="P5"/>
          </table:table-cell>
          <table:table-cell table:style-name="Tableau1.A7" office:value-type="string">
            <text:p text:style-name="P6">ↄ</text:p>
          </table:table-cell>
          <table:table-cell table:style-name="Tableau1.A7" office:value-type="string">
            <text:p text:style-name="P9">2184 <text:line-break/>&amp;#8580;</text:p>
          </table:table-cell>
          <table:table-cell table:style-name="Tableau1.A7" office:value-type="string">
            <text:p text:style-name="P8"><text:span text:style-name="T4">l</text:span>atin abbreviation sign small con</text:p>
          </table:table-cell>
        </table:table-row>
        <table:table-row table:style-name="Tableau1.1"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17">(q2)</text:p>
          </table:table-cell>
          <table:table-cell table:style-name="Tableau1.A7" office:value-type="string">
            <text:p text:style-name="Normal"><text:span text:style-name="Police_20_par_20_défaut"><text:span text:style-name="T2">q̃</text:span></text:span></text:p>
          </table:table-cell>
          <table:table-cell table:style-name="Tableau1.A7" office:value-type="string">
            <text:p text:style-name="P17">q + 0303 <text:line-break/>q + &amp;#771;</text:p>
          </table:table-cell>
          <table:table-cell table:style-name="Tableau1.A7" office:value-type="string">
            <text:p text:style-name="Normal"><text:span text:style-name="Police_20_par_20_défaut"><text:span text:style-name="T2">latin small letter Q + combining tilde</text:span></text:span></text:p>
          </table:table-cell>
        </table:table-row>
      </table:table>
      <text:p text:style-name="P19">⸿2E3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, serif"/>
    <style:font-face style:name="Cambria1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loext:contextual-spacing="false" fo:keep-together="always" fo:break-before="page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" style:family="paragraph">
      <style:paragraph-properties fo:hyphenation-ladder-count="no-limit"/>
      <style:text-properties fo:hyphenate="false"/>
    </style:style>
    <style:style style:name="Style2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fo:font-size="12pt" style:font-size-asian="12pt" style:font-size-complex="12pt" fo:hyphenate="false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1" fo:font-family="'Times New Roman'" style:font-family-generic="roman" style:font-pitch="variable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1" fo:font-family="'Times New Roman'" style:font-family-generic="roman" style:font-pitch="variable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9-04-01T11:07:00</meta:creation-date>
    <dc:date>2019-04-04T11:11:06.614000000</dc:date>
    <meta:editing-duration>PT29M52S</meta:editing-duration>
    <meta:generator>LibreOffice/5.1.6.2$Windows_x86 LibreOffice_project/07ac168c60a517dba0f0d7bc7540f5afa45f0909</meta:generator>
    <meta:document-statistic meta:table-count="1" meta:image-count="17" meta:object-count="0" meta:page-count="2" meta:paragraph-count="89" meta:word-count="171" meta:character-count="786" meta:non-whitespace-character-count="6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